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85f6" officeooo:paragraph-rsid="001585f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585f6" officeooo:paragraph-rsid="001585f6"/>
    </style:style>
    <style:style style:name="P3" style:family="paragraph" style:parent-style-name="Standard">
      <style:paragraph-properties fo:margin-top="0cm" fo:margin-bottom="0.499cm" style:contextual-spacing="false"/>
      <style:text-properties officeooo:paragraph-rsid="001585f6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83545"/>
    </style:style>
    <style:style style:name="T2" style:family="text">
      <style:text-properties officeooo:rsid="001585f6"/>
    </style:style>
    <style:style style:name="T3" style:family="text">
      <style:text-properties officeooo:rsid="0018c458"/>
    </style:style>
    <style:style style:name="T4" style:family="text">
      <style:text-properties officeooo:rsid="00171aad"/>
    </style:style>
    <style:style style:name="T5" style:family="text">
      <style:text-properties officeooo:rsid="001980de"/>
    </style:style>
    <style:style style:name="T6" style:family="text">
      <style:text-properties officeooo:rsid="0019e26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7"/>Parts of speech <text:s text:c="47"/><text:span text:style-name="T1">K.AHMADI</text:span></text:p>
      <text:p text:style-name="P2"/>
      <text:p text:style-name="P3"><text:span text:style-name="T2">1- </text:span>Business highspeed ARPC has decreased due to the adoption of packages priced to appeal to the small business market offset in part by increased usage and the ---------<text:span text:style-name="T3">C</text:span>---------- of new security services. </text:p>
      <text:list text:style-name="L1">
        <text:list-header>
          <text:p text:style-name="P4"><text:span text:style-name="T2">a-</text:span> verb <text:s text:c="6"/><text:span text:style-name="T2">b-</text:span> adjective <text:s text:c="5"/><text:span text:style-name="T2">c- </text:span> noun <text:s text:c="5"/><text:span text:style-name="T2">d- </text:span> adverb</text:p>
          <text:p text:style-name="P4"/>
        </text:list-header>
      </text:list>
      <text:p text:style-name="Text_20_body"><text:bookmark text:name="Q_1"/><text:span text:style-name="T2">2- </text:span>Operators of grain handling facilities must -------<text:span text:style-name="T3">A</text:span>------- a license from the CGC. </text:p>
      <text:list text:style-name="L2">
        <text:list-header>
          <text:p text:style-name="P5"/>
        </text:list-header>
      </text:list>
      <text:p text:style-name="Text_20_body"><text:bookmark text:name="Q_2"/><text:span text:style-name="T4">3- </text:span>She stressed that their organisation was based on solid research and a strong long-term -------<text:span text:style-name="T3">C</text:span>---------- to both teachers and artists. </text:p>
      <text:p text:style-name="Text_20_body"><text:bookmark text:name="Q_3"/><text:span text:style-name="T4">4- </text:span>Although we are specialists in the design and installation of booths and display areas, our --------<text:span text:style-name="T5">C</text:span>--------- extends to behind-the-scene support as well.</text:p>
      <text:p text:style-name="Text_20_body"><text:bookmark text:name="Q_4"/><text:span text:style-name="T4">5- </text:span>In the context of the gun control system, registration may not eliminate homicide -------------<text:span text:style-name="T5">D</text:span>----------, but it is a vital tool to lower the homicide rate significantly.</text:p>
      <text:p text:style-name="Text_20_body"><text:bookmark text:name="Q_5"/><text:span text:style-name="T4">6- </text:span>I would also like to thank my colleagues who have actively contributed to the<text:line-break/>preparation of this report with their ----------<text:span text:style-name="T5">C</text:span>-------- and efforts. </text:p>
      <text:p text:style-name="Text_20_body"><text:bookmark text:name="Q_6"/><text:span text:style-name="T4">7- </text:span>It was established in the provisional Regulation that<text:line-break/>the cost of EMD constitutes 10 to 15 % of the -----------<text:span text:style-name="T6">B</text:span>------- cost of battery production. </text:p>
      <text:p text:style-name="Text_20_body"><text:bookmark text:name="Q_7"/><text:span text:style-name="T4">8- </text:span>The invaluable participation of Mrs. Marisa<text:line-break/>Bellini ensured an evening that was both elegant and ---------<text:span text:style-name="T3">B</text:span>------------. </text:p>
      <text:p text:style-name="Text_20_body"><text:bookmark text:name="Q_8"/><text:span text:style-name="T4">9- </text:span>It is ----------<text:span text:style-name="T3">D</text:span>-------- agreed that development policy alone will not bring sufficient results and that a number of other policies can have a major impact.</text:p>
      <text:p text:style-name="Text_20_body"><text:bookmark text:name="Q_9"/><text:span text:style-name="T4">10- </text:span>One should not forget that agricultural development has -----------<text:span text:style-name="T6">D</text:span>-------- been the cornerstone of economic development for all countries throughout the world.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31T14:40:39.941000000</meta:creation-date>
    <meta:print-date>2017-10-31T16:57:26.023000000</meta:print-date>
    <dc:date>2025-11-20T09:58:10.222418831</dc:date>
    <meta:editing-duration>PT10M16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1" meta:paragraph-count="14" meta:word-count="258" meta:character-count="1707" meta:non-whitespace-character-count="1348"/>
  </office:meta>
</office:document-meta>
</file>